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2.1cm"/>
    </style:style>
    <style:style style:name="P1" style:family="paragraph">
      <style:paragraph-properties fo:text-align="center"/>
    </style:style>
    <style:style style:name="P2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1cm" svg:y1="1cm" svg:x2="0.968cm" svg:y2="19.973cm" svg:d="M1000 1000l-32 18973" svg:viewBox="0 0 33 18974">
          <text:p/>
        </draw:connector>
        <draw:connector draw:style-name="gr1" draw:text-style-name="P1" xml:id="id3" draw:id="id3" draw:layer="layout" draw:type="line" svg:x1="1cm" svg:y1="1cm" svg:x2="28.684cm" svg:y2="0.936cm" draw:start-shape="id1" draw:start-glue-point="2" svg:d="M1000 1000l27684-64" svg:viewBox="0 0 27685 65">
          <text:p/>
        </draw:connector>
        <draw:connector draw:style-name="gr1" draw:text-style-name="P1" xml:id="id2" draw:id="id2" draw:layer="layout" draw:type="line" svg:x1="28.684cm" svg:y1="20.005cm" svg:x2="7.389cm" svg:y2="20.005cm" svg:d="M28684 20005h-21295" svg:viewBox="0 0 21296 1">
          <text:p/>
        </draw:connector>
        <draw:connector draw:style-name="gr1" draw:text-style-name="P1" draw:layer="layout" draw:type="line" svg:x1="0.968cm" svg:y1="19.973cm" svg:x2="4.872cm" svg:y2="19.973cm" draw:start-shape="id1" draw:start-glue-point="3" svg:d="M968 19973h3904" svg:viewBox="0 0 3905 1">
          <text:p/>
        </draw:connector>
        <draw:connector draw:style-name="gr1" draw:text-style-name="P1" draw:layer="layout" draw:type="line" svg:x1="4.904cm" svg:y1="20.941cm" svg:x2="4.872cm" svg:y2="18.069cm" svg:d="M4904 20941l-32-2872" svg:viewBox="0 0 33 2873">
          <text:p/>
        </draw:connector>
        <draw:connector draw:style-name="gr1" draw:text-style-name="P1" draw:layer="layout" draw:type="line" svg:x1="7.356cm" svg:y1="20.973cm" svg:x2="7.389cm" svg:y2="18.004cm" svg:d="M7356 20973l33-2969" svg:viewBox="0 0 34 2970">
          <text:p/>
        </draw:connector>
        <draw:custom-shape draw:style-name="gr2" draw:text-style-name="P1" draw:layer="layout" svg:width="0.9cm" svg:height="1.3cm" svg:x="13.5cm" svg:y="18.7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.3cm" svg:x="26.765cm" svg:y="17.9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7.8cm" svg:y="17.9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3.5cm" svg:y="17.4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7.8cm" svg:y="12.8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6.9cm" svg:y="12.8cm">
          <text:p text:style-name="P1">3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7.8cm" svg:y="7.6cm">
          <text:p text:style-name="P1">2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6.9cm" svg:y="7.6cm">
          <text:p text:style-name="P1">28</text:p>
          <draw:enhanced-geometry svg:viewBox="0 0 21600 21600" draw:type="rectangle" draw:enhanced-path="M 0 0 L 21600 0 21600 21600 0 21600 0 0 Z N"/>
        </draw:custom-shape>
        <draw:connector draw:style-name="gr1" draw:text-style-name="P1" xml:id="id5" draw:id="id5" draw:layer="layout" draw:type="line" svg:x1="28.684cm" svg:y1="20.005cm" svg:x2="28.684cm" svg:y2="5.066cm" draw:start-shape="id2" draw:start-glue-point="2" svg:d="M28684 20005v-14939" svg:viewBox="0 0 1 14940">
          <text:p/>
        </draw:connector>
        <draw:connector draw:style-name="gr1" draw:text-style-name="P1" xml:id="id4" draw:id="id4" draw:layer="layout" draw:type="line" svg:x1="28.684cm" svg:y1="0.936cm" svg:x2="28.717cm" svg:y2="3.033cm" draw:start-shape="id3" draw:start-glue-point="3" svg:d="M28684 936l33 2097" svg:viewBox="0 0 34 2098">
          <text:p/>
        </draw:connector>
        <draw:connector draw:style-name="gr1" draw:text-style-name="P1" draw:layer="layout" draw:type="line" svg:x1="28.717cm" svg:y1="3.033cm" svg:x2="27.007cm" svg:y2="3.033cm" draw:start-shape="id4" draw:start-glue-point="3" svg:d="M28717 3033h-1710" svg:viewBox="0 0 1711 1">
          <text:p/>
        </draw:connector>
        <draw:connector draw:style-name="gr1" draw:text-style-name="P1" draw:layer="layout" draw:type="line" svg:x1="28.717cm" svg:y1="3.033cm" svg:x2="29.62cm" svg:y2="3.065cm" draw:start-shape="id4" draw:start-glue-point="3" svg:d="M28717 3033l903 32" svg:viewBox="0 0 904 33">
          <text:p/>
        </draw:connector>
        <draw:connector draw:style-name="gr1" draw:text-style-name="P1" draw:layer="layout" draw:type="line" svg:x1="28.684cm" svg:y1="5.066cm" svg:x2="27.039cm" svg:y2="5.033cm" draw:start-shape="id5" draw:start-glue-point="3" svg:d="M28684 5066l-1645-33" svg:viewBox="0 0 1646 34">
          <text:p/>
        </draw:connector>
        <draw:connector draw:style-name="gr1" draw:text-style-name="P1" draw:layer="layout" draw:type="line" svg:x1="28.684cm" svg:y1="5.066cm" svg:x2="29.588cm" svg:y2="5.033cm" draw:start-shape="id5" draw:start-glue-point="3" svg:d="M28684 5066l904-33" svg:viewBox="0 0 905 34">
          <text:p/>
        </draw:connector>
        <draw:custom-shape draw:style-name="gr2" draw:text-style-name="P1" draw:layer="layout" svg:width="0.9cm" svg:height="1.3cm" svg:x="17cm" svg:y="1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9cm" svg:height="1.3cm" svg:x="17cm" svg:y="2.3cm">
          <text:p text:style-name="P1">24</text:p>
          <draw:enhanced-geometry svg:viewBox="0 0 21600 21600" draw:type="rectangle" draw:enhanced-path="M 0 0 L 21600 0 21600 21600 0 21600 0 0 Z N"/>
        </draw:custom-shape>
        <draw:frame draw:style-name="gr3" xml:id="id7" draw:id="id7" draw:layer="layout" svg:width="4.621cm" svg:height="1.673cm" svg:x="19.2cm" svg:y="1.5cm">
          <draw:text-box>
            <text:p>Possivelmente</text:p>
            <text:p>25 e 26</text:p>
          </draw:text-box>
        </draw:frame>
        <draw:connector draw:style-name="gr1" draw:text-style-name="P1" draw:layer="layout" draw:type="line" svg:x1="17.9cm" svg:y1="2.95cm" svg:x2="17.9cm" svg:y2="2.95cm" draw:start-shape="id6" draw:end-shape="id6" draw:end-glue-point="1" svg:d="M17900 2950z" svg:viewBox="0 0 1 1">
          <text:p/>
        </draw:connector>
        <draw:connector draw:style-name="gr1" draw:text-style-name="P1" draw:layer="layout" draw:type="line" svg:x1="17.45cm" svg:y1="2.3cm" svg:x2="19.2cm" svg:y2="2.336cm" draw:start-shape="id6" draw:end-shape="id7" draw:end-glue-point="3" svg:d="M17450 2300l1750 36" svg:viewBox="0 0 1751 37">
          <text:p/>
        </draw:connector>
        <draw:custom-shape draw:style-name="gr2" draw:text-style-name="P1" draw:layer="layout" svg:width="0.9cm" svg:height="1.3cm" svg:x="17cm" svg:y="1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7cm" svg:y="1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6.4cm" svg:y="1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6.4cm" svg:y="2.3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cm" svg:y="3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9cm" svg:height="1.3cm" svg:x="1.9cm" svg:y="3cm">
          <text:p text:style-name="P1">22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35cm" svg:y1="4.3cm" svg:x2="3.097cm" svg:y2="5.001cm" draw:start-shape="id8" svg:d="M2350 4300l747 701" svg:viewBox="0 0 748 702">
          <text:p/>
        </draw:connector>
        <draw:frame draw:style-name="gr3" draw:layer="layout" svg:width="4.621cm" svg:height="1.673cm" svg:x="3.079cm" svg:y="4.8cm">
          <draw:text-box>
            <text:p>Possivelmente</text:p>
            <text:p>17 e 18</text:p>
          </draw:text-box>
        </draw:frame>
        <draw:custom-shape draw:style-name="gr2" draw:text-style-name="P1" draw:layer="layout" svg:width="0.9cm" svg:height="1.3cm" svg:x="1cm" svg:y="8.8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.9cm" svg:y="8.8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cm" svg:y="16.1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.9cm" svg:y="16.1cm">
          <text:p text:style-name="P1">22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1cm" svg:height="2.35cm" svg:x="12.2cm" svg:y="8.7cm">
          <draw:text-box>
            <text:p text:style-name="P2"><text:span text:style-name="T1">Sal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6-30T13:13:12.928993442</meta:creation-date>
    <dc:date>2016-06-30T13:50:50.915588353</dc:date>
    <dc:creator>SD Canto</dc:creator>
    <meta:editing-duration>PT6M34S</meta:editing-duration>
    <meta:editing-cycles>1</meta:editing-cycles>
    <meta:document-statistic meta:object-count="38"/>
    <meta:generator>LibreOffice/4.2.8.2$Linux_x86 LibreOffice_project/420m0$Build-2</meta:generator>
  </office:meta>
</office:document-meta>
</file>